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Orange 33cl x15</text:p>
          </table:table-cell>
          <table:table-cell office:value-type="float" office:value="-12.23" calcext:value-type="float">
            <text:p>-12.23</text:p>
          </table:table-cell>
          <table:table-cell office:value-type="float" office:value="3.58" calcext:value-type="float">
            <text:p>3.58</text:p>
          </table:table-cell>
          <table:table-cell table:formula="of:=1124.15+[.D2]" office:value-type="float" office:value="1111.92" calcext:value-type="float">
            <text:p>1111.92</text:p>
          </table:table-cell>
          <table:table-cell table:formula="of:=[.E2]+[.F2]" office:value-type="float" office:value="1115.5" calcext:value-type="float">
            <text:p>1115.5</text:p>
          </table:table-cell>
          <table:table-cell office:value-type="float" office:value="0" calcext:value-type="float">
            <text:p>0</text:p>
          </table:table-cell>
          <table:table-cell table:formula="of:=[.G2]+[.H2]" office:value-type="float" office:value="1115.5" calcext:value-type="float">
            <text:p>1115.5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ipton Iced Tea Peach 33cl x8</text:p>
          </table:table-cell>
          <table:table-cell office:value-type="float" office:value="-5.93" calcext:value-type="float">
            <text:p>-5.93</text:p>
          </table:table-cell>
          <table:table-cell office:value-type="float" office:value="3.58" calcext:value-type="float">
            <text:p>3.58</text:p>
          </table:table-cell>
          <table:table-cell table:formula="of:=[.F2]+[.D3]" office:value-type="float" office:value="1105.99" calcext:value-type="float">
            <text:p>1105.99</text:p>
          </table:table-cell>
          <table:table-cell table:formula="of:=[.E3]+[.F3]" office:value-type="float" office:value="1109.57" calcext:value-type="float">
            <text:p>1109.57</text:p>
          </table:table-cell>
          <table:table-cell office:value-type="float" office:value="0" calcext:value-type="float">
            <text:p>0</text:p>
          </table:table-cell>
          <table:table-cell table:formula="of:=[.G3]+[.H3]" office:value-type="float" office:value="1109.57" calcext:value-type="float">
            <text:p>1109.57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Lemon 33cl x6</text:p>
          </table:table-cell>
          <table:table-cell office:value-type="float" office:value="-5.39" calcext:value-type="float">
            <text:p>-5.39</text:p>
          </table:table-cell>
          <table:table-cell office:value-type="float" office:value="3.58" calcext:value-type="float">
            <text:p>3.58</text:p>
          </table:table-cell>
          <table:table-cell table:formula="of:=[.F3]+[.D4]" office:value-type="float" office:value="1100.6" calcext:value-type="float">
            <text:p>1100.6</text:p>
          </table:table-cell>
          <table:table-cell table:formula="of:=[.E4]+[.F4]" office:value-type="float" office:value="1104.18" calcext:value-type="float">
            <text:p>1104.18</text:p>
          </table:table-cell>
          <table:table-cell office:value-type="float" office:value="0" calcext:value-type="float">
            <text:p>0</text:p>
          </table:table-cell>
          <table:table-cell table:formula="of:=[.G4]+[.H4]" office:value-type="float" office:value="1104.18" calcext:value-type="float">
            <text:p>1104.18</text:p>
          </table:table-cell>
          <table:table-cell/>
        </table:table-row>
        <table:table-row table:style-name="ro1">
          <table:table-cell office:value-type="date" office:date-value="2023-11-06" calcext:value-type="date">
            <text:p>06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Lay’s chips Naturel 45g x20</text:p>
          </table:table-cell>
          <table:table-cell office:value-type="float" office:value="-13.8" calcext:value-type="float">
            <text:p>-13.8</text:p>
          </table:table-cell>
          <table:table-cell office:value-type="float" office:value="3.58" calcext:value-type="float">
            <text:p>3.58</text:p>
          </table:table-cell>
          <table:table-cell table:formula="of:=[.F4]+[.D5]" office:value-type="float" office:value="1086.8" calcext:value-type="float">
            <text:p>1086.8</text:p>
          </table:table-cell>
          <table:table-cell table:formula="of:=[.E5]+[.F5]" office:value-type="float" office:value="1090.38" calcext:value-type="float">
            <text:p>1090.38</text:p>
          </table:table-cell>
          <table:table-cell office:value-type="float" office:value="0" calcext:value-type="float">
            <text:p>0</text:p>
          </table:table-cell>
          <table:table-cell table:formula="of:=[.G5]+[.H5]" office:value-type="float" office:value="1090.38" calcext:value-type="float">
            <text:p>1090.38</text:p>
          </table:table-cell>
          <table:table-cell/>
        </table:table-row>
        <table:table-row table:style-name="ro1">
          <table:table-cell office:value-type="date" office:date-value="2023-11-23" calcext:value-type="date">
            <text:p>23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4 feutres BIC</text:p>
          </table:table-cell>
          <table:table-cell office:value-type="float" office:value="-4.39" calcext:value-type="float">
            <text:p>-4.39</text:p>
          </table:table-cell>
          <table:table-cell office:value-type="float" office:value="3.58" calcext:value-type="float">
            <text:p>3.58</text:p>
          </table:table-cell>
          <table:table-cell table:formula="of:=[.F5]+[.D6]" office:value-type="float" office:value="1082.41" calcext:value-type="float">
            <text:p>1082.41</text:p>
          </table:table-cell>
          <table:table-cell table:formula="of:=[.E6]+[.F6]" office:value-type="float" office:value="1085.99" calcext:value-type="float">
            <text:p>1085.99</text:p>
          </table:table-cell>
          <table:table-cell office:value-type="float" office:value="0" calcext:value-type="float">
            <text:p>0</text:p>
          </table:table-cell>
          <table:table-cell table:formula="of:=[.G6]+[.H6]" office:value-type="float" office:value="1085.99" calcext:value-type="float">
            <text:p>1085.99</text:p>
          </table:table-cell>
          <table:table-cell/>
        </table:table-row>
        <table:table-row table:style-name="ro1">
          <table:table-cell office:value-type="date" office:date-value="2023-11-27" calcext:value-type="date">
            <text:p>27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Boite à outils et outils</text:p>
          </table:table-cell>
          <table:table-cell office:value-type="float" office:value="-85.4" calcext:value-type="float">
            <text:p>-85.4</text:p>
          </table:table-cell>
          <table:table-cell office:value-type="float" office:value="3.58" calcext:value-type="float">
            <text:p>3.58</text:p>
          </table:table-cell>
          <table:table-cell table:formula="of:=[.F6]+[.D7]" office:value-type="float" office:value="997.01" calcext:value-type="float">
            <text:p>997.01</text:p>
          </table:table-cell>
          <table:table-cell table:formula="of:=[.E7]+[.F7]" office:value-type="float" office:value="1000.59" calcext:value-type="float">
            <text:p>1000.59</text:p>
          </table:table-cell>
          <table:table-cell office:value-type="float" office:value="0" calcext:value-type="float">
            <text:p>0</text:p>
          </table:table-cell>
          <table:table-cell table:formula="of:=[.G7]+[.H7]" office:value-type="float" office:value="1000.59" calcext:value-type="float">
            <text:p>1000.59</text:p>
          </table:table-cell>
          <table:table-cell office:value-type="string" calcext:value-type="string">
            <text:p>On s’est fait douiller mais on avait besoin d’outils</text:p>
          </table:table-cell>
        </table:table-row>
        <table:table-row table:style-name="ro1">
          <table:table-cell office:value-type="date" office:date-value="2023-11-30" calcext:value-type="date">
            <text:p>30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Fanta No Sugar Orange 33cl x6</text:p>
          </table:table-cell>
          <table:table-cell office:value-type="float" office:value="-5.29" calcext:value-type="float">
            <text:p>-5.29</text:p>
          </table:table-cell>
          <table:table-cell office:value-type="float" office:value="3.58" calcext:value-type="float">
            <text:p>3.58</text:p>
          </table:table-cell>
          <table:table-cell table:formula="of:=[.F7]+[.D8]" office:value-type="float" office:value="991.72" calcext:value-type="float">
            <text:p>991.72</text:p>
          </table:table-cell>
          <table:table-cell table:formula="of:=[.E8]+[.F8]" office:value-type="float" office:value="995.3" calcext:value-type="float">
            <text:p>995.3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995.3" calcext:value-type="float">
            <text:p>995.3</text:p>
          </table:table-cell>
          <table:table-cell/>
        </table:table-row>
        <table:table-row table:style-name="ro1">
          <table:table-cell office:value-type="date" office:date-value="2023-11-30" calcext:value-type="date">
            <text:p>30/11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offre et Caisse</text:p>
          </table:table-cell>
          <table:table-cell table:formula="of:=[.I9]-[.I8]" office:value-type="float" office:value="-13.1899999999999" calcext:value-type="float">
            <text:p>-13.1899999999999</text:p>
          </table:table-cell>
          <table:table-cell office:value-type="float" office:value="29.91" calcext:value-type="float">
            <text:p>29.91</text:p>
          </table:table-cell>
          <table:table-cell office:value-type="float" office:value="952.2" calcext:value-type="float">
            <text:p>952.2</text:p>
          </table:table-cell>
          <table:table-cell table:formula="of:=[.E9]+[.F9]" office:value-type="float" office:value="982.11" calcext:value-type="float">
            <text:p>982.11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982.11" calcext:value-type="float">
            <text:p>982.11</text:p>
          </table:table-cell>
          <table:table-cell office:value-type="string" calcext:value-type="string">
            <text:p>Perte inconnue. Vol ?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7T23:49:05.186495771</dc:date>
    <meta:editing-duration>PT1H6M10S</meta:editing-duration>
    <meta:editing-cycles>12</meta:editing-cycles>
    <meta:document-statistic meta:table-count="1" meta:cell-count="84" meta:object-count="0"/>
  </office:meta>
</office:document-meta>
</file>